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en playing games, human players are able to use intuition to quickly process information while a computer player must observe and consider all available moves before calculating its choice. The most common approach is to provide the machine with a set of heuristics, rules to govern decisions, and filter moves based on the rules chosen. This method does not scale well, requiring a factorial amount of resources in some games and systems. Another drawback is that this naive approach is not flexible, requiring heuristics hand-tailored for the game, and in some cases, even the moves available or the states of the game itself. These critical issues of the naive approach prompted games to adapt the Monte Carlo Tree Search, a search algorithm that builds trees based on move selection in order to more efficiently discover better lines of play, improving the quality of artificial intelligence in machine players.</text:p>
      <text:p text:style-name="Standard"><text:tab/>The Monte Carlo Tree Search (MCTS) algorithm uses some form of randomization to decide which move to make within a list of available moves[1]. At first, these moves may be decided entirely at random but can be weighted over time to influence how the algorithm decides which moves are more valuable[1]. Exploration occurs when the algorithm branches wide, attempting moves that may be suboptimal to explore lines of play which may turn out the optimal line. Exploitation occcurs when the algorithm chooses actions that are currently known to be good lines of play. The MCTS algorithm attempts to balance exploration and exploitation so that the computer player can consider a wide variety of moves and determine which ones are the best actions to take in a given situation[1].</text:p>
      <text:p text:style-name="Standard"><text:tab/>The MCTS algorithm first considers all avaiable actions then chooses at random one of these actions using an algorithm that balances exploration and exploitation. Then, the player makes that move and a copy of the game state is made. The copy is then played out in some number of simulations until the game ends in a win, a loss, or a tie and then determines a value as to how much this terminating state is worth[1]. The copy is then traveled in reverse, propogating backwards by <text:s/>rewarding the actions taken along the way with the determined value[2]. Eventually this rewinds to the original game state, where the next action will be determined, only each subsequent action may be weighted based on the success during the simulations. Tree branches that report more frequent wins are more likely to be taken, while tree branches with high amounts of losses are less likely to be taken. One weakness of this algorithm is that the optimal set of moves may be found in a tree branch that first requires making suboptimal plays. The randomization for MCTS can be truly naive, picking at random every time, or more commonly uses another algorithm called Upper Confidence Tree (UCT), which is an algorithm that balances exploration and exploitation during randomization so that the MCTS can attempt to find optimal moves, even in suboptimal branches[2].</text:p>
      <text:p text:style-name="Standard"><text:tab/>The MCTS algorithm has been used to improve game playing AI for perfect information games (games where all information is known to all players) such as Go[2], real time games such as Ms. Pacman[3], and has allowed research for imperfect games (games with hidden or derived information) such as Texas Hold'em poker[4] and Magic: The Gathering[5] to take a new direction in AI advancement. For Chess and Go, the MCTS allowed AI players to challenge, and in some cases exceed, expert human player skill, especially when the MCTS algorithm combined expert heuristics to filter known lines of play. For Ms.Pacman, the MCTS would allow an AI controlled player to learn and adapt to perfectly skilled ghosts by using the algorithm to engage online learning (learning based on constantly updating game states) allowing the AI controlled player to adapt to strategies for each level of skill difficulty[3]. In some Texas Hold'em variants, the MCTS algorithm was able to learn to match efficiency with other known algorithms. While MCTS did not necessarily play as effective as the other algorithms against an individual opponent, it was the only online learner that played at comparable levels of skill and research may be expanded such that the Monte Carlo learner may adapt to a table of players as opposed to one opponent, with the goal of being able to adapt playstyle to be able to learn and play competitively at any table[4]. In the case of Magic: The Gathering, the game itself involves deep lines of play based largely on both game states as well as large amounts of hidden and derived information. MCTS has been able to learn the basics of combat strategy within the game, a task that's challenging to accomplish without perfect <text:soft-page-break/>information[5]. The MCTS algorithm is easily adaptable across many different styles of games and is able to model information <text:s/>in perfect and imperfect games, offline and online learners, as well as real-time and sequential games, making the algorithm a natural research topic for games and systems.</text:p>
      <text:p text:style-name="P1"><text:tab/>There are multiple ways to implement the Monte Carlo pattern but all of them share a general flow[6]. First, a copy of the current game state is made and then used as the root state for decisions. A root node is made to reflect this state, and then populates this new node with a list or array of available moves that have not yet been considered. A move is picked by some randomization, pointing back to the move-node of the prior move, and then the first copy makes a second copy of the game state, makes the selected move (if it's a leaf node) and plays the game out until the game would terminate[3]. Once the game terminates, it returns a reward value based on the outcome[6][3]. For most games, the basic reward is 1.0 for a win, 0.5 for a draw, and 0.0 for a loss, but can be changed as needed. Once this reward is determined, the algorithm then increments two values in the node, one that keeps track of the total times the games has visited, and one that keeps track of the reward value[3]. For example, a node visited would have its total visits increased by 1, regardless of outcomes, and the reward value can be increased by 0/.5/1.0 based on outcome. Then the algorithm recurses back to the move-node that lead to the chosen leaf node, and updates both visited and rewards like the leaf node did. MCTS will recurse back to the leaf node, updating the original sequence of actions[3], then dispose of the second copy. This process will repeat for some number of iterations, representing a number of simulations[6][3]. Once the simulations have concluded then first copy will evaluate all of its original list of available moves and chose the one with the highest win percentage. It then returns this move to the original game state, which then makes the chosen move, repeating the entire process until the actual game is completed[6].</text:p>
      <text:p text:style-name="P1"><text:tab/>While the basic algorithm is simple in concept, added complexity can yield improvements in performance, both in terms of speed and accuracy. The Upper Confidence Bounds algorithm, UCB1, helps improve the randomization of choosing moves in MCTS. UCB1 moves MCTS away from choosing purely at random (the naive approach) and towards randomization that weights the best known move more heavily than others[7]. UCB1 chooses the best known option roughly 50% of the time, while choosing other options, evenly, the remaining 50% of the time[7]. This allows for a better balance between exploration and exploitation. Further improving upon UCB1 is the UCB_Tuned algorithm, which offers two changes of note[3]. The first change is that UCB_Tuned doesn't use just the win ratio like UCB1, but combines it with an additional component that allows "explored" moves that are yielding winning sequences back to back to rise quicker to be chosen for exploitation, while moves that lose more frequently rise slower[3][7]. Second, this modification allows for a second component to be added to impact node decisions. These modifications range from tree pruning[8] to using heuristics or "Best-of-N" modifications[9].</text:p>
      <text:p text:style-name="P1"><text:tab/>Prior to MCTS, the game Hex used a pruning algorithm for creating minimax trees, Alpha-Beta, that can outperform MCTS but has a drawback in that it requires strong evaluation functions of the game in question in order to be efficient, and even then, it's not better in all cases[8]. MCTS is an algorithm that scales with "Best-of-N" heuristics, which aim to eliminate illegal moves and game states from being considered, or outright bad moves[9]. This domain knowledge is not required for the MCTS to work, making MCTS a flexible algorithm[8], but providing such heuristics allows MCTS to use hardware more efficiently and a beneficial side effect of "Best-of-N" heursitics is that they scale well with hardware power[9]. As hardware grows more powerful, further research could show MCTS to be the more powerful game AI algorithm over the traditional Alpha-Beta pruning Comparing MCTS to Alpha-Beta has shown that both game-move heuristics and "Best-of-N" heuristics have improved the rate at which MCTS beats Alpha-Beta, from 19% to 28% in 3 second tests; from 29% to 37% in 10 second tests; and from 22% to 32% in 30 second tests[9]. Monte Carlo also improves against Alpha-Beta with higher time limit rounds, up to a critical point where MCTS can but does not necessarily yield better accuracy against itself.</text:p>
      <text:p text:style-name="P1"><text:tab/>Parallel processing has also been used to improve MCTS, especially when compared to Alpha-Beta pruning. MCTS won and increased 35% of the time against Alpha-Beta on a single core <text:soft-page-break/>processor, but increasingly won with more cores, eventually reaching a 75% increased win rate on 8 cores of processing power[9]. This is likely due to how each algorithm uses MutEx locks. Alpha-Beta must engage locks at nearly every step of the algorithm, which can lead to cores waiting in queue to obtain a lock, while MCTS only needs to engage locks on a node by node basis, and could potentially be growing different areas of the tree at once due to randomization[9]. For example, if the MCTS algorithm is evaluating "Move A" on one thread, then a second thread is evaluating "Move B", then it's possible that neither thread is engaging in conflicting areas of the tree and can likely just grab locks immediately with little to no competition. This variation is also referred to as "Ensemble UTC" when using concurenncy to search several independent trees at once[5]. This yields yet another area of future research because parallel computing is still in it's infancy, and efficiency in parallel computing times should only serve to benefit the parallel MCTS. Parallelization and "Best-of-N" improvements both scale well with hardware increases and are both being researched for improvement in efficiency and breakthroughs on any of these fronts could propel the MCTS algorithm's efficiency and so further research into any of these areas would likely benefit MCTS as well[5].</text:p>
      <text:p text:style-name="P1"><text:tab/>Other modifications to the MCTS include treating imperfect information games as perfect information games when modeling as the method can yield results similar to expectations[5]. MCTS agents playing perfect information variants of imperfect information games have been able to learn the games with great efficiecy as well as to expand research into multiplayer variations[5]. <text:s/>One side effect to this, however, is that different states may hold different moves necessary to win or gain advantage in situations where the correct move may exist differently between a perfect information and imperfect information model [5]. When MCTS was applied to Ms. Pacman in real time, it was discovered that different decisions lead to different game states, so different MCTS agents may play worse against stronger agents, or better against weaker agents than would be expected of an identical game state, based on how the game arrived at the state[3]. Research of MTCS in the card game Magic: The Gathering (MTG) has shown promising results for imperfect information games. Since MTG uses a customizable deck of cards, players make decisions based off both public information (the primary game state) as well as hidden information (player hands), and because the game rules have great depth and actions can be made during multiple points within a turn in some cases, and some actions may even be taken during opponent's turns, MCTS research on this game may be able to push MCTS harder than the game Go, which as combinatorically large tree branching[5].</text:p>
      <text:p text:style-name="P1"><text:tab/>Many of these modifications were tested with the MTG MCTS Agents and compared with rules-based agents created to test against human players. Using a strong-rules player, reinforced with heuristics given by competitive player knowledge, a weak-rules player, which used the basic heuristics, and a random player, the strong rules player would compete against humans playing at a competitive level with win rates of 37.5% to 46.6%, playing second and first respectively[5]. The Monte Carlo agent was able to best the strong-rules agent in the majority of games played, using a basic representation of game interaction. Even a weak-rules variant MCTS agent was able to outpeform a strong-rules player[5]. Once again, larger simulations do not necessarily yield the best move, but definitely helps up to some critical point and naive randomization proved to be very weak[5]. Poker is another hidden information game that used counterfactual regret minimization (CFR), a method to calculate strategy profiles to use MCTS to produce strong players, despite hidden information[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31M2S</meta:editing-duration>
    <meta:editing-cycles>96</meta:editing-cycles>
    <meta:generator>OpenOffice/4.0.1$Win32 OpenOffice.org_project/401m5$Build-9714</meta:generator>
    <dc:date>2015-03-19T19:23:17.53</dc:date>
    <dc:creator>Jon Collins</dc:creator>
    <meta:document-statistic meta:table-count="0" meta:image-count="0" meta:object-count="0" meta:page-count="3" meta:paragraph-count="10" meta:word-count="2230" meta:character-count="13611"/>
    <meta:user-defined meta:name="Info 1"/>
    <meta:user-defined meta:name="Info 2"/>
    <meta:user-defined meta:name="Info 3"/>
    <meta:user-defined meta:name="Info 4"/>
  </office:meta>
</office:document-meta>
</file>